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378" officeooo:paragraph-rsid="0009e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a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6:09:37.473193861</meta:creation-date>
    <dc:date>2017-02-23T16:10:17.905818923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4.2.8.2$Linux_X86_64 LibreOffice_project/420m0$Build-2</meta:generator>
  </office:meta>
</office:document-meta>
</file>